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3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29">Warmdown: <text:span text:style-name="T3">½ mile in 5:30</text:span></text:p>
      <text:p text:style-name="P30"/>
      <text:p text:style-name="P26"><text:span text:style-name="T6">Wed Oct 31, 2018 </text:span><text:span text:style-name="T1">4.2 miles</text:span></text:p>
      <text:p text:style-name="P28">Warmup: <text:span text:style-name="T3">1 mile in 9:45 </text:span></text:p>
      <text:p text:style-name="P26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7">My times: 3:50, 3:46, 3:42, 3:37 </text:p>
      <text:p text:style-name="P27">My average pace for the last interval was 7:36/mile.</text:p>
      <text:p text:style-name="P28">Warmdown: <text:span text:style-name="T3">0.8 mile jog</text:span></text:p>
      <text:p text:style-name="P27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28">Warmdown:<text:span text:style-name="T3"> ½ mile in 5:25</text:span></text:p>
      <text:p text:style-name="P35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36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8888278831542310773" text:style-name="L1">
        <text:list-item>
          <text:list>
            <text:list-header>
              <text:p text:style-name="P3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7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29363552" text:continue-numbering="true" text:style-name="L1">
        <text:list-item>
          <text:list>
            <text:list-header>
              <text:p text:style-name="P37">Run: 6<text:span text:style-name="T3"> x 0.2 miles at 7:09/mile pace with a 0.2 mile jog before each run. The 0.2 mile runs each took 85.7 seconds. The jogs before each 0.2 mile run took about 2:18.</text:span></text:p>
              <text:p text:style-name="P37">Warmdown: <text:span text:style-name="T3">½ mile in about 5:30</text:span></text:p>
              <text:p text:style-name="P40"/>
              <text:p text:style-name="P37"><text:span text:style-name="T3">Thur Nov 15, 2018 </text:span>2.25 miles<text:span text:style-name="T3"> </text:span></text:p>
              <text:p text:style-name="P40">On the Wise Center indoor track: 1 mile splits 4:55 + 4:35 = 9:30, rest 5 minutes</text:p>
              <text:p text:style-name="P40">On a recumbant stationary bike: </text:p>
              <text:list>
                <text:list-item>
                  <text:list>
                    <text:list-header>
                      <text:p text:style-name="P40"><text:s text:c="5"/>50 calorie ride in 4:10 (final pulse: 137), 25 calorie slow ride </text:p>
                      <text:p text:style-name="P40"><text:s text:c="5"/>25 calorie ride in 1:58, 25 calorie slow ride</text:p>
                      <text:p text:style-name="P40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29377510" text:continue-numbering="true" text:style-name="L1">
        <text:list-item>
          <text:list>
            <text:list-header>
              <text:p text:style-name="P43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29381420" text:continue-numbering="true" text:style-name="L1">
        <text:list-item>
          <text:list>
            <text:list-header>
              <text:p text:style-name="P43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1459712076877959423" text:style-name="L2">
        <text:list-item>
          <text:list>
            <text:list-item>
              <text:p text:style-name="P44">miles in the last week</text:p>
              <text:p text:style-name="P48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25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1933613848765458518" text:style-name="L3">
        <text:list-item>
          <text:p text:style-name="P45">Warm up with a mile at about 9:00 – 9:30/mile pace and rest a few minutes.</text:p>
        </text:list-item>
        <text:list-item>
          <text:p text:style-name="P45">Start running at about 8:35/mile pace and then adjust pace so that HR is </text:p>
          <text:list>
            <text:list-header>
              <text:p text:style-name="P45"><text:s text:c="10"/>HR0 = 142 +/- 1 bpm.</text:p>
            </text:list-header>
          </text:list>
        </text:list-item>
        <text:list-item>
          <text:p text:style-name="P45">Use a watch to record mile splits and stop running when the split exceeds <text:tab/>Tmax = 8:45</text:p>
        </text:list-item>
        <text:list-item>
          <text:p text:style-name="P45">The more miles I am able to run without reaching 8:45/mile, <text:s/>the better my <text:tab/>fitness.</text:p>
          <text:p text:style-name="P45">If another runner wants to perform the test mentioned above they will need to establish values for HR0 and Tmax in the following way. <text:s/></text:p>
          <text:p text:style-name="P47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3">2.<text:tab/>Next continue running but now adjust pace up and down in order to keep HR <text:tab/>near HR0. <text:s/>Record mile splits on a watch. <text:s/>The split for the 3rd mile is Tmax.</text:p>
          <text:p text:style-name="P54">Continued</text:p>
          <text:p text:style-name="P55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6460322949605088399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2074111728015225687" text:style-name="L5">
        <text:list-item>
          <text:list>
            <text:list-header>
              <text:p text:style-name="P41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682933152638614816" text:style-name="L6">
        <text:list-item>
          <text:list>
            <text:list-header>
              <text:p text:style-name="P38"/>
              <text:p text:style-name="P38">25.85 miles in the last week</text:p>
            </text:list-header>
          </text:list>
        </text:list-item>
      </text:list>
      <text:p text:style-name="P31"><text:soft-page-break/><text:span text:style-name="T3">Sat Jan 5, 2019</text:span> 4.25 miles</text:p>
      <text:p text:style-name="P32"><text:span text:style-name="T2">Warmup:</text:span> <text:s/>½ mile to the Sportcentrum VU, 1 mile on a treadmill in 8:45, rest about 3:00</text:p>
      <text:p text:style-name="P32"><text:span text:style-name="T2">Run:</text:span> <text:s/>0.05 mile lead into a 2 mile 142 bpm test,</text:p>
      <text:p text:style-name="P32">mile times and pulses at the end of each mile: 8:11 (142), 8:24 (142)</text:p>
      <text:p text:style-name="P32">Compare test to one on Dec 30</text:p>
      <text:p text:style-name="P31">Warm down: <text:span text:style-name="T3">0.2 mile on treadmill and ½ mile outside</text:span></text:p>
      <text:p text:style-name="P32"/>
      <text:p text:style-name="P31"><text:span text:style-name="T3">Sun Jan 6, 2019 </text:span>no running</text:p>
      <text:p text:style-name="P31"/>
      <text:p text:style-name="P31"><text:span text:style-name="T3">Mon Jan 7, 2019 </text:span>5.1 miles</text:p>
      <text:p text:style-name="P32"><text:span text:style-name="T2">Warmup:</text:span> <text:s/>½ mile on a bike path and 0.1 mile on a treadmill</text:p>
      <text:p text:style-name="P32"><text:span text:style-name="T2">Run:</text:span> <text:s/>4 miles on a Sportcentrum treadmill, </text:p>
      <text:p text:style-name="P32">Time: <text:s/>Splits and pulses: 8:55 (137 bpm), 8:27 (143 bpm), 8:32 (142 bpm), 7:34 (164 bpm)</text:p>
      <text:p text:style-name="P32">I ended the last mile a good deal under 7:00/mile pace and my pulse rose to 164 bpm.</text:p>
      <text:p text:style-name="P32"><text:span text:style-name="T2">Warm down:</text:span> <text:s/>½ mile on a bike path </text:p>
      <text:p text:style-name="P32"/>
      <text:p text:style-name="P32">Tues Jan 8, 2019 <text:span text:style-name="T2">3 miles </text:span></text:p>
      <text:p text:style-name="P32">I ran 1 mile and walked 2 miles on bike and walking paths in Amsterdam.</text:p>
      <text:p text:style-name="P32"/>
      <text:p text:style-name="P32">Wed Jan 9, 2019 <text:span text:style-name="T2">5.15 miles</text:span> <text:s/></text:p>
      <text:p text:style-name="P32"><text:span text:style-name="T2">Warmup:</text:span> <text:s/>½ miles to the Sportcentrum VU, rest about 5:00 and a 0.1 mile lead into a 1 mile on a treadmill, time for 1 mile: 8:50, about a 3 minute rest</text:p>
      <text:p text:style-name="P32"><text:span text:style-name="T2">Run:</text:span> <text:s/>0.1 mile lead into a 4 mile 142 bpm test,</text:p>
      <text:p text:style-name="P32">mile times and pulses at the end of each mile: 8:06 (143), 8:16 (141), 8:23 (142), 8:30 (142)</text:p>
      <text:p text:style-name="P32">This is the best recent result for a 142 bpm test. Compare today's splits to ones on Dec 12</text:p>
      <text:p text:style-name="P31">Warm down: <text:span text:style-name="T3">½ mile outside</text:span></text:p>
      <text:p text:style-name="P32"/>
      <text:p text:style-name="P32">Thur Jan 10, 2019 <text:span text:style-name="T2">3 miles </text:span></text:p>
      <text:p text:style-name="P32">I ran 1 mile and walked 2 miles on bike and walking paths in Amsterdam.</text:p>
      <text:p text:style-name="P32"/>
      <text:p text:style-name="P32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3">Mon Jan 14, 2019 <text:span text:style-name="T2">3 miles </text:span></text:p>
      <text:p text:style-name="P33">I ran 1 mile and walked 2 miles on bike and walking paths in Amsterdam.</text:p>
      <text:p text:style-name="P33"/>
      <text:p text:style-name="P33">Tues Jan 15, 2019 <text:span text:style-name="T2">7 miles</text:span> <text:s/></text:p>
      <text:p text:style-name="P33"><text:span text:style-name="T2">Warmup:</text:span> <text:s/>1 mile on bike paths, rest about 7:00 and a 0.3 mile lead into a 142 bpm test</text:p>
      <text:p text:style-name="P33"><text:span text:style-name="T2">Run:</text:span> <text:s/>5 mile 142 bpm test,</text:p>
      <text:p text:style-name="P33">mile times and pulses at the end of each mile: 8:14 (142), 8:26 (142), 8:27 (142), 8:25 (142), 8:30 (142)</text:p>
      <text:p text:style-name="P34">Warm down: <text:span text:style-name="T3">0.2 miles on the treadmill</text:span> <text:span text:style-name="T3">and</text:span> <text:span text:style-name="T3">½ mile outside</text:span></text:p>
      <text:p text:style-name="P33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6685351324695196266" text:style-name="L7">
        <text:list-item>
          <text:list>
            <text:list-header>
              <text:p text:style-name="P49">1.5 miles on a treadmill averaging about 8:45/mile and rest about 4 minutes</text:p>
              <text:p text:style-name="P46">Run:<text:span text:style-name="T3"> 0.15 mile lead into a 1mile run in 7:13, ¼ mile splits: 1:50, 1:50, 1:48, 1:45</text:span></text:p>
              <text:p text:style-name="P49">I ran the last 0.2 miles under 7:00/mile pace. Pulse at the end of run: 158 bpm</text:p>
              <text:p text:style-name="P46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1932996899727489737" text:style-name="L8">
        <text:list-item>
          <text:list>
            <text:list-header>
              <text:p text:style-name="P39">Run:<text:span text:style-name="T3"> 5 x ½ mile on a treadmill with ¼ mile jogs before each run </text:span></text:p>
              <text:p text:style-name="P42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"><text:soft-page-break/>Sat March 30, 2019 <text:s/><text:span text:style-name="T2">no running</text:span> <text:s/></text:p>
      <text:p text:style-name="P2"/>
      <text:p text:style-name="P1">Sun March 31, <text:s/>2019 <text:span text:style-name="T2">5.25 miles </text:span></text:p>
      <text:p text:style-name="P1"><text:span text:style-name="T2">Run:</text:span> I ran 5 miles on hilly roads in California MD.</text:p>
      <text:p text:style-name="P1">Mile splits: <text:s/>8:46, 8:43, 8:24, 8:21, 8:22 <text:s/>Average pace: 8:31/mile</text:p>
      <text:p text:style-name="P1">This was a tough run.</text:p>
      <text:p text:style-name="P2">Warm down: <text:span text:style-name="T3">seven minutes of walking</text:span></text:p>
      <text:p text:style-name="P1"/>
      <text:p text:style-name="P2"><text:span text:style-name="T3">Mon May 1, 2019 </text:span>4 miles <text:span text:style-name="T3">I am feeling tired from yesterday's run.</text:span></text:p>
      <text:p text:style-name="P2">Run and walk: <text:span text:style-name="T3">I walked about 0.13 miles at the beginning of each ½ mile and covered 4 miles averaging 12:00/mile.</text:span></text:p>
      <text:p text:style-name="P1"/>
      <text:p text:style-name="P1">Tues May 2, 2019 <text:span text:style-name="T2">5 miles</text:span> <text:s/></text:p>
      <text:p text:style-name="P2">Run and walk: <text:span text:style-name="T3">I walked about 0.13 miles at the beginning of each ½ mile and covered 5 miles averaging 11:30/mile.</text:span></text:p>
      <text:p text:style-name="P2"><text:span text:style-name="T3"/></text:p>
      <text:p text:style-name="P2"><text:span text:style-name="T3">Wed May 3, 2019 </text:span>5 miles</text:p>
      <text:p text:style-name="P2">Run: <text:span text:style-name="T3">I ran</text:span> <text:span text:style-name="T3">the same 5 mile course as I did 3 days ago only today I took it easy and averaged 10:30/mile on this hilly course. I have been feeling tired lately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4-04T09:17:30.20</dc:date>
    <dc:creator>James  Lombardi</dc:creator>
    <meta:editing-duration>P8DT7H20M11S</meta:editing-duration>
    <meta:editing-cycles>736</meta:editing-cycles>
    <meta:generator>OpenOffice/4.1.2$Win32 OpenOffice.org_project/412m3$Build-9782</meta:generator>
    <meta:document-statistic meta:table-count="0" meta:image-count="0" meta:object-count="0" meta:page-count="27" meta:paragraph-count="712" meta:word-count="9064" meta:character-count="45356"/>
  </office:meta>
</office:document-meta>
</file>